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38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/>
          <table:table-cell office:value-type="string">
            <text:p>Ven. Olande Ananda:</text:p>
            <text:p>GEISTESTRAINING DURCH ACHTSAMKEIT, </text:p>
            <text:p>Sammlung und Einsicht. Schweigekurs</text:p>
          </table:table-cell>
          <table:table-cell office:value-type="string">
            <text:p>Nickenich</text:p>
          </table:table-cell>
          <table:table-cell office:value-type="date" office:date-value="2010-06-01">
            <text:p>2010-06-01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Dr. Paul Köppler: ACHTSAM UND GELASSEN, </text:p>
            <text:p>Meditation nach der Lehre des Buddha. Schweigekurs, </text:p>
            <text:p>Thema: Loslassen statt Anhaften</text:p>
          </table:table-cell>
          <table:table-cell office:value-type="string">
            <text:p>Nickenich</text:p>
          </table:table-cell>
          <table:table-cell office:value-type="date" office:date-value="2010-06-08">
            <text:p>2010-06-0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<text:s/>Rüdiger von Roden: </text:p>
            <text:p>DAS ERLEBEN ERWEITERTEN BEWUSSTSEINS: Holotropes Atmen / Selbsterfahrung</text:p>
          </table:table-cell>
          <table:table-cell office:value-type="string">
            <text:p>Nickenich</text:p>
          </table:table-cell>
          <table:table-cell office:value-type="date" office:date-value="2010-06-08">
            <text:p>2010-06-0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Ingo Zacharias: VON DER ENGE IN DIE WEITE, </text:p>
            <text:p>Heilsamer Umgang mit Krankheit und Trauer durch Barmherzigkeit und Achtsamkeit.</text:p>
          </table:table-cell>
          <table:table-cell office:value-type="string">
            <text:p>Nickenich</text:p>
          </table:table-cell>
          <table:table-cell office:value-type="date" office:date-value="2010-06-18">
            <text:p>2010-06-1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Irmentraud Schlaffer: </text:p>
            <text:p>DER WEG DER BODHISATTVAS, </text:p>
            <text:p>Die Paramitas – sechs besondere Qualitäten</text:p>
          </table:table-cell>
          <table:table-cell office:value-type="string">
            <text:p>Nickenich</text:p>
          </table:table-cell>
          <table:table-cell office:value-type="date" office:date-value="2010-06-18">
            <text:p>2010-06-1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Toyo Kobayashi: TAI CHI CHUAN: </text:p>
            <text:p>YANG-STIL nach Cheng Man-Ching. </text:p>
            <text:p>Kurzform-Intensiv und Energiearbeit </text:p>
          </table:table-cell>
          <table:table-cell office:value-type="string">
            <text:p>Nickenich</text:p>
          </table:table-cell>
          <table:table-cell office:value-type="date" office:date-value="2010-06-23">
            <text:p>2010-06-2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Zen Meisterin Dagmar Doko Waskönig: </text:p>
            <text:p>ZEN-SESSHIN. Schweigekurs</text:p>
          </table:table-cell>
          <table:table-cell office:value-type="string">
            <text:p>Nickenich</text:p>
          </table:table-cell>
          <table:table-cell office:value-type="date" office:date-value="2010-06-28">
            <text:p>2010-06-2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Dr. Sylvia Kolk: METTA – RETREAT: </text:p>
            <text:p>Wir verändern die Welt von unserem Herzen aus. </text:p>
            <text:p>Schweigekurs für Frauen</text:p>
          </table:table-cell>
          <table:table-cell office:value-type="string">
            <text:p>Nickenich</text:p>
          </table:table-cell>
          <table:table-cell office:value-type="date" office:date-value="2010-07-08">
            <text:p>2010-07-0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Agnes Pollner: GRÜNE TARA: </text:p>
            <text:p>Meditation für Frauen und Männer. Schweigekurs</text:p>
          </table:table-cell>
          <table:table-cell office:value-type="string">
            <text:p>Nickenich</text:p>
          </table:table-cell>
          <table:table-cell office:value-type="date" office:date-value="2010-07-16">
            <text:p>2010-07-16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Vimalo Kulbarz: VIPASSANA, </text:p>
            <text:p>DIE ENTWICKLUNG VON WEISHEIT UND MITGEFÜHL, </text:p>
            <text:p>Schweigekurs für Anfänger und Geübte</text:p>
          </table:table-cell>
          <table:table-cell office:value-type="string">
            <text:p>Nickenich</text:p>
          </table:table-cell>
          <table:table-cell office:value-type="date" office:date-value="2010-07-23">
            <text:p>2010-07-2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Steffi Höltje und Margret de Backere: </text:p>
            <text:p>FAMILIEN – RETREAT, </text:p>
            <text:p>Achtsam und entspannt zusammen sein</text:p>
          </table:table-cell>
          <table:table-cell office:value-type="string">
            <text:p>Nickenich</text:p>
          </table:table-cell>
          <table:table-cell office:value-type="date" office:date-value="2010-08-03">
            <text:p>2010-08-0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Rigdzin Shikpo: </text:p>
            <text:p>DIE ENDLOSE VISION DES MITGEFÜHLS, </text:p>
            <text:p>Nur für Teilnehmer des jeweiligen Dreijahresprogramms</text:p>
          </table:table-cell>
          <table:table-cell office:value-type="string">
            <text:p>Nickenich</text:p>
          </table:table-cell>
          <table:table-cell office:value-type="date" office:date-value="2010-08-13">
            <text:p>2010-08-1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Praxis und Studiengruppe mit Dr. Linda Myoki Lehrhaupt, </text:p>
            <text:p>ZEN – UND ACHTSAMKEITSMEDITATION</text:p>
          </table:table-cell>
          <table:table-cell office:value-type="string">
            <text:p>Nickenich</text:p>
          </table:table-cell>
          <table:table-cell office:value-type="date" office:date-value="2010-08-20">
            <text:p>2010-08-20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Ven. Dhammadipa Thero: </text:p>
            <text:p>SAMATHA PRAXIS und ein FRIEDLICHER ALLTAG, </text:p>
            <text:p>Meditation nach burmesischer Methode. Schweigekurs</text:p>
          </table:table-cell>
          <table:table-cell office:value-type="string">
            <text:p>Nickenich</text:p>
          </table:table-cell>
          <table:table-cell office:value-type="date" office:date-value="2010-08-27">
            <text:p>2010-08-27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Andrea Meyer-Kossert: </text:p>
            <text:p>EINFÜHRUNG IN DIE MEDITATION - 2</text:p>
          </table:table-cell>
          <table:table-cell office:value-type="string">
            <text:p>Nickenich</text:p>
          </table:table-cell>
          <table:table-cell office:value-type="date" office:date-value="2010-09-04">
            <text:p>2010-09-04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Mitglieder des Vereins Buddhismus im Westen: </text:p>
            <text:p>WANDERTAG für Mitglieder und Freunde</text:p>
          </table:table-cell>
          <table:table-cell office:value-type="string">
            <text:p>Nickenich</text:p>
          </table:table-cell>
          <table:table-cell office:value-type="date" office:date-value="2010-09-04">
            <text:p>2010-09-04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Paul Köppler &amp; Agnes Häberle-Köppler: </text:p>
            <text:p>TAG DER ACHTSAMKEIT- 4</text:p>
          </table:table-cell>
          <table:table-cell office:value-type="string">
            <text:p>Nickenich</text:p>
          </table:table-cell>
          <table:table-cell office:value-type="date" office:date-value="2010-09-05">
            <text:p>2010-09-05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Steve und Rosemary Weissman: </text:p>
            <text:p>BUDDHIST MEDITATION RETREAT. Schweigekurs, </text:p>
            <text:p>Intensiver Vipassanakurs nach thailändischer Tradition.</text:p>
          </table:table-cell>
          <table:table-cell office:value-type="string">
            <text:p>Nickenich</text:p>
          </table:table-cell>
          <table:table-cell office:value-type="date" office:date-value="2010-09-10">
            <text:p>2010-09-10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Steffi Höltje und Margret de Backere: </text:p>
            <text:p>SPRACHE DES HERZENS, </text:p>
            <text:p>Achtsamkeit und Gewaltfreie Kommunikation</text:p>
          </table:table-cell>
          <table:table-cell office:value-type="string">
            <text:p>Nickenich</text:p>
          </table:table-cell>
          <table:table-cell office:value-type="string">
            <text:p>23/09/2010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Gastgruppe mit Joachim Fischer: </text:p>
            <text:p>FELDENKRAIS UND MEDITATION, </text:p>
            <text:p>Lebendige Bewegung – stilles Sitzen</text:p>
          </table:table-cell>
          <table:table-cell office:value-type="string">
            <text:p>Nickenich</text:p>
          </table:table-cell>
          <table:table-cell office:value-type="date" office:date-value="2010-09-23">
            <text:p>2010-09-2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Annabelle Zinser: </text:p>
            <text:p>ACHTSAMKEITSMEDITATION, </text:p>
            <text:p>Ruhe, tiefes Verstehen und Freude</text:p>
          </table:table-cell>
          <table:table-cell office:value-type="string">
            <text:p>Nickenich</text:p>
          </table:table-cell>
          <table:table-cell office:value-type="date" office:date-value="2010-09-30">
            <text:p>2010-09-30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Ven. Seelawansa Thero &amp; Paul Köppler: </text:p>
            <text:p>DIE PRAXIS DES BUDDHA, </text:p>
            <text:p>VERANTWORTUNG – bewusstes Handeln. Schweigekurs</text:p>
          </table:table-cell>
          <table:table-cell office:value-type="string">
            <text:p>Nickenich</text:p>
          </table:table-cell>
          <table:table-cell office:value-type="date" office:date-value="2010-10-07">
            <text:p>2010-10-07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Christopher Titmuss: </text:p>
            <text:p>AUSBILDUNGSGRUPPE</text:p>
            <text:p>Nur für Teilnehmer/innen der festen DFP-Gruppe</text:p>
          </table:table-cell>
          <table:table-cell office:value-type="string">
            <text:p>Nickenich</text:p>
          </table:table-cell>
          <table:table-cell office:value-type="date" office:date-value="2010-10-12">
            <text:p>2010-10-12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Christopher Titmuss: </text:p>
            <text:p>VIPASSANA – RETREAT, </text:p>
            <text:p>Offen für alle. Schweigekurs.</text:p>
          </table:table-cell>
          <table:table-cell office:value-type="string">
            <text:p>Nickenich</text:p>
          </table:table-cell>
          <table:table-cell office:value-type="date" office:date-value="2010-10-16">
            <text:p>2010-10-16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Irmentraud Schlaffer: </text:p>
            <text:p>DAS BRÜLLEN DES LÖWEN – Tor 1, </text:p>
            <text:p>Nur für TeilnehmerInnen des Dreijahresprogrammes</text:p>
          </table:table-cell>
          <table:table-cell office:value-type="string">
            <text:p>Nickenich</text:p>
          </table:table-cell>
          <table:table-cell office:value-type="date" office:date-value="2010-10-22">
            <text:p>2010-10-22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Wolfgang Seifert: </text:p>
            <text:p>VIPASSANA –MEDITATION, </text:p>
            <text:p>EIN WEG ZUM WESENTLICHEN. Schweigekurs</text:p>
          </table:table-cell>
          <table:table-cell office:value-type="string">
            <text:p>Nickenich</text:p>
          </table:table-cell>
          <table:table-cell office:value-type="date" office:date-value="2010-10-25">
            <text:p>2010-10-25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Nicole Stern: </text:p>
            <text:p>TIEFES RUHEN, </text:p>
            <text:p>Eintauchen in die kostbare Stille. Schweigekurs</text:p>
          </table:table-cell>
          <table:table-cell office:value-type="string">
            <text:p>Nickenich</text:p>
          </table:table-cell>
          <table:table-cell office:value-type="date" office:date-value="2010-11-03">
            <text:p>2010-11-0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Monika Winkelmann: </text:p>
            <text:p>SCHREIBEN IST WIE ATMEN, </text:p>
            <text:p>Kreativer Kurs mit Meditation und Schweigezeiten.</text:p>
          </table:table-cell>
          <table:table-cell office:value-type="string">
            <text:p>Nickenich</text:p>
          </table:table-cell>
          <table:table-cell office:value-type="date" office:date-value="2010-11-03">
            <text:p>2010-11-0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Alfred Weil: </text:p>
            <text:p>KEIN FESTER HALT, </text:p>
            <text:p>Die fünf Daseinsfaktoren</text:p>
          </table:table-cell>
          <table:table-cell office:value-type="string">
            <text:p>Nickenich</text:p>
          </table:table-cell>
          <table:table-cell office:value-type="date" office:date-value="2010-11-11">
            <text:p>2010-11-11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Günter S. Jakobi / Maren Nehls: </text:p>
            <text:p>CHAN MI QIGONG, </text:p>
            <text:p>Basisübungen und Ying Yang He Qi Fa – Tian di Bu</text:p>
          </table:table-cell>
          <table:table-cell office:value-type="string">
            <text:p>Nickenich</text:p>
          </table:table-cell>
          <table:table-cell office:value-type="date" office:date-value="2010-11-17">
            <text:p>2010-11-17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Paul Köppler &amp; Agnes Häberle-Köppler: </text:p>
            <text:p>TAG DER ACHTSAMKEIT– 5</text:p>
          </table:table-cell>
          <table:table-cell office:value-type="string">
            <text:p>Nickenich</text:p>
          </table:table-cell>
          <table:table-cell office:value-type="date" office:date-value="2010-11-21">
            <text:p>2010-11-21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Karen Kold Wagner: </text:p>
            <text:p>NICHTS ERDENKEN – ERLEBEN UND ERKENNEN, </text:p>
            <text:p>Meditationskurs mit edlem Schweigen und Yoga</text:p>
          </table:table-cell>
          <table:table-cell office:value-type="string">
            <text:p>Nickenich</text:p>
          </table:table-cell>
          <table:table-cell office:value-type="date" office:date-value="2010-11-23">
            <text:p>2010-11-23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Sabine Hayoz-Kalff: </text:p>
            <text:p>GRÜNE TARA – FREIE FRAU, </text:p>
            <text:p>Meditationskurs für Frauen. Schweigekurs.</text:p>
          </table:table-cell>
          <table:table-cell office:value-type="string">
            <text:p>Nickenich</text:p>
          </table:table-cell>
          <table:table-cell office:value-type="date" office:date-value="2010-12-01">
            <text:p>2010-12-01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Offene Gastgruppe mit Dariusch Abiatinejad: </text:p>
            <text:p>QIGONG, MEDITATION und WANDERN</text:p>
          </table:table-cell>
          <table:table-cell office:value-type="string">
            <text:p>Nickenich</text:p>
          </table:table-cell>
          <table:table-cell office:value-type="date" office:date-value="2010-12-08">
            <text:p>2010-12-08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2">
          <table:table-cell/>
          <table:table-cell office:value-type="string">
            <text:p>Agnes Häberle-Köppler <text:s/>&amp; Paul Köppler: </text:p>
            <text:p>ACHTSAMKEITSTAGE mit MEDITATION UND YOGA</text:p>
          </table:table-cell>
          <table:table-cell office:value-type="string">
            <text:p>Nickenich</text:p>
          </table:table-cell>
          <table:table-cell office:value-type="date" office:date-value="2010-12-11">
            <text:p>2010-12-11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Nicole U. Langenberg: </text:p>
            <text:p>WEIHNACHTEN ANDERS FEIERN, </text:p>
            <text:p>Rituale und Gemeinschaft genießen, feiern und kochen …</text:p>
          </table:table-cell>
          <table:table-cell office:value-type="string">
            <text:p>Nickenich</text:p>
          </table:table-cell>
          <table:table-cell office:value-type="date" office:date-value="2010-12-22">
            <text:p>2010-12-22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  <table:table-row table:style-name="ro1">
          <table:table-cell/>
          <table:table-cell office:value-type="string">
            <text:p>Ursula Lyon / <text:s/>Angelika Neumann: </text:p>
            <text:p>DIE PERSÖNLICHKEIT ENTWICKELN, </text:p>
            <text:p>Achtsamkeitsmeditation und Yoga. Schweigekurs.</text:p>
          </table:table-cell>
          <table:table-cell office:value-type="string">
            <text:p>Nickenich</text:p>
          </table:table-cell>
          <table:table-cell office:value-type="date" office:date-value="2010-12-27">
            <text:p>2010-12-27</text:p>
          </table:table-cell>
          <table:table-cell office:value-type="string">
            <text:p>wald_haus</text:p>
          </table:table-cell>
          <table:table-cell office:value-type="string">
            <text:p>Kurs Nr. 2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year number:style="long"/>
      <number:text>-</number:text>
      <number:month number:style="long"/>
      <number:text>-</number:text>
      <number:year/>
    </number:date-style>
    <number:date-style style:name="N107">
      <number:year number:style="long"/>
      <number:text>-</number:text>
      <number:month number:style="long"/>
      <number:text>-</number:text>
      <number:day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8">28/02/2010</text:date>, <text:time>17:4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tems </meta:initial-creator>
    <meta:creation-date>2010-02-28T17:40:03</meta:creation-date>
    <dc:date>2010-02-28T17:40:35</dc:date>
    <dc:creator>items </dc:creator>
    <meta:editing-duration>PT00H00M32S</meta:editing-duration>
    <meta:editing-cycles>1</meta:editing-cycles>
    <meta:document-statistic meta:table-count="3" meta:cell-count="185" meta:object-count="0"/>
    <meta:generator>OpenOffice.org/3.1$Linux OpenOffice.org_project/310m19$Build-9420</meta:generator>
  </office:meta>
</office:document-meta>
</file>